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1ad" officeooo:paragraph-rsid="001251ad"/>
    </style:style>
    <style:style style:name="P2" style:family="paragraph" style:parent-style-name="Standard">
      <style:text-properties officeooo:rsid="001358e3" officeooo:paragraph-rsid="001358e3"/>
    </style:style>
    <style:style style:name="P3" style:family="paragraph" style:parent-style-name="Standard">
      <style:text-properties officeooo:rsid="001d7cb7" officeooo:paragraph-rsid="001d7cb7"/>
    </style:style>
    <style:style style:name="P4" style:family="paragraph" style:parent-style-name="Standard">
      <style:text-properties officeooo:rsid="001f461d" officeooo:paragraph-rsid="001f461d"/>
    </style:style>
    <style:style style:name="P5" style:family="paragraph" style:parent-style-name="Standard">
      <style:text-properties officeooo:rsid="002393df" officeooo:paragraph-rsid="002393df"/>
    </style:style>
    <style:style style:name="P6" style:family="paragraph" style:parent-style-name="Standard">
      <style:text-properties fo:font-size="24pt" officeooo:rsid="0015dfaa" officeooo:paragraph-rsid="0015dfaa" style:font-size-asian="24pt" style:font-size-complex="24pt"/>
    </style:style>
    <style:style style:name="P7" style:family="paragraph" style:parent-style-name="Standard">
      <style:text-properties fo:font-size="12pt" officeooo:rsid="0015dfaa" officeooo:paragraph-rsid="0015dfaa" style:font-size-asian="10.5pt" style:font-size-complex="12pt"/>
    </style:style>
    <style:style style:name="P8" style:family="paragraph" style:parent-style-name="Standard">
      <style:text-properties officeooo:rsid="0025b542" officeooo:paragraph-rsid="0025b542"/>
    </style:style>
    <style:style style:name="P9" style:family="paragraph" style:parent-style-name="Standard">
      <style:text-properties officeooo:rsid="00346c7c" officeooo:paragraph-rsid="0027b2a3"/>
    </style:style>
    <style:style style:name="P10" style:family="paragraph" style:parent-style-name="Standard">
      <style:text-properties officeooo:rsid="001f461d" officeooo:paragraph-rsid="002884a9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cb7"/>
    </style:style>
    <style:style style:name="T2" style:family="text">
      <style:text-properties officeooo:rsid="001d8873"/>
    </style:style>
    <style:style style:name="T3" style:family="text">
      <style:text-properties officeooo:rsid="001f461d"/>
    </style:style>
    <style:style style:name="T4" style:family="text">
      <style:text-properties officeooo:rsid="00202698"/>
    </style:style>
    <style:style style:name="T5" style:family="text">
      <style:text-properties officeooo:rsid="00236a8c"/>
    </style:style>
    <style:style style:name="T6" style:family="text">
      <style:text-properties officeooo:rsid="00256096"/>
    </style:style>
    <style:style style:name="T7" style:family="text">
      <style:text-properties officeooo:rsid="00259e75"/>
    </style:style>
    <style:style style:name="T8" style:family="text">
      <style:text-properties officeooo:rsid="00351289"/>
    </style:style>
    <style:style style:name="T9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draw:text-style-name="P12" svg:width="16.276cm" svg:height="8.679cm" svg:x="0.66cm" svg:y="0.293cm"><text:p text:style-name="P11"><text:span text:style-name="T9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6">Apple <text:span text:style-name="T1">iMac G3</text:span></text:p>
      <text:p text:style-name="P1">Jaar: <text:span text:style-name="T5">1998</text:span></text:p>
      <text:p text:style-name="P3">Kleuruitvoering: Bondi Blue</text:p>
      <text:p text:style-name="P4">Besturingssysteem: Mac OS <text:span text:style-name="T5">8.5 (bij dit exemplaar geüpdated naar 9.2.2)</text:span></text:p>
      <text:p text:style-name="P1"/>
      <text:p text:style-name="P1">Processor: <text:span text:style-name="T1">PowerPC 750</text:span></text:p>
      <text:p text:style-name="P1">Aantal kernen: 1</text:p>
      <text:p text:style-name="P1">Kloksnelheid processor: <text:span text:style-name="T2">233</text:span> MHz</text:p>
      <text:p text:style-name="P8">Aantal bits: 32</text:p>
      <text:p text:style-name="P9">Familie processor: PowerPC 7xx</text:p>
      <text:p text:style-name="P1"/>
      <text:p text:style-name="P4">Videokaart: ATI Rage I<text:span text:style-name="T4">I</text:span>c / Rage Pro</text:p>
      <text:p text:style-name="P4">Videogeheugen: 2 MB</text:p>
      <text:p text:style-name="P4">Beeldscherm: 15 inch beeldbuis</text:p>
      <text:p text:style-name="P5">Resolutie: 1024 x 768 pixels</text:p>
      <text:p text:style-name="P2"/>
      <text:p text:style-name="P2">Hoeveelheid RAM-geheugen: <text:span text:style-name="T3">32</text:span> <text:span text:style-name="T3">MB</text:span></text:p>
      <text:p text:style-name="P4">Grootte harde schijf: 4 GB, <text:span text:style-name="T7">uitbereidbaar tot 128 GB</text:span></text:p>
      <text:p text:style-name="P4">Snelheid harde schijf: 5400 toeren per minuut</text:p>
      <text:p text:style-name="P4">Externe media: <text:span text:style-name="T6">cd</text:span>-speler (kan geen <text:span text:style-name="T6">dvd</text:span>’s lezen <text:span text:style-name="T6">en branden, kan ook geen cd’s branden</text:span>) ingebouwd, andere accessoires ook leverbaar</text:p>
      <text:p text:style-name="P4">Snelheid <text:span text:style-name="T6">cd</text:span>-speler: 24x</text:p>
      <text:p text:style-name="P4"/>
      <text:p text:style-name="P10">Internetverbinding: 10/100 BASE-T Ethernet en 56 <text:span text:style-name="T8">kilobit per seconde (7 kB per seconde)</text:span> mo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42:01.416000000</meta:creation-date>
    <dc:date>2017-01-18T18:31:30.376000000</dc:date>
    <meta:editing-duration>PT2H50M46S</meta:editing-duration>
    <meta:editing-cycles>19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110" meta:character-count="719" meta:non-whitespace-character-count="628"/>
  </office:meta>
</office:document-meta>
</file>